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et Plan:</text:p>
      <text:p text:style-name="List_20_Paragraph">For this project we will need to find sprites, music, game backgrounds and tiles. For the sprites we will be using a sprite database in which we found online. The music and game backgrounds will be gathered from sources which we will acquire through Google searches. Finally the tiles were found at various sources which we mentioned in th<text:bookmark text:name="_GoBack"/>e citations. The game backgrounds in which we found do not really cater towards our game so we had to modify them in order to fit our needs. To create our levels we had to use the tiles in which we gathered to set up our stage. The sprites do not come modified in order to be able to be handled by the game engine therefore we had to modify the images in order to make it compatible with the andeng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min</meta:initial-creator>
    <dc:creator>admin</dc:creator>
    <meta:editing-cycles>1</meta:editing-cycles>
    <meta:creation-date>2011-09-09T01:30:00</meta:creation-date>
    <dc:date>2011-09-09T22:16:00</dc:date>
    <meta:editing-duration>PT23S</meta:editing-duration>
    <meta:generator>LibreOffice/3.3$Unix LibreOffice_project/330m19$Build-301</meta:generator>
    <meta:document-statistic meta:table-count="0" meta:image-count="0" meta:object-count="0" meta:page-count="1" meta:paragraph-count="2" meta:word-count="141" meta:character-count="7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